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RequestLoggingFilter.afterRequest( HttpServletRequest reques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RequestLoggingFilter.beforeRequest( HttpServletRequest reques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RequestLoggingFilter.shouldLog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